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756in"/>
    </style:style>
    <style:style style:name="co3" style:family="table-column">
      <style:table-column-properties fo:break-before="auto" style:column-width="1.198in"/>
    </style:style>
    <style:style style:name="co4" style:family="table-column">
      <style:table-column-properties fo:break-before="auto" style:column-width="1.2429in"/>
    </style:style>
    <style:style style:name="co5" style:family="table-column">
      <style:table-column-properties fo:break-before="auto" style:column-width="1.2484in"/>
    </style:style>
    <style:style style:name="ro1" style:family="table-row">
      <style:table-row-properties style:row-height="0.5181in" fo:break-before="auto" style:use-optimal-row-height="true"/>
    </style:style>
    <style:style style:name="ro2" style:family="table-row">
      <style:table-row-properties style:row-height="0.240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273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0.51pt solid #000000" fo:border-right="0.51pt solid #000000" fo:border-top="0.06pt solid #000000"/>
      <style:text-properties style:use-window-font-color="true" style:text-outline="false" style:text-line-through-style="none" style:text-line-through-type="none" style:font-name="Times New Roman" fo:font-size="16pt" fo:language="uk" fo:country="UA" fo:font-style="italic" fo:text-shadow="none" style:text-underline-style="none" fo:font-weight="normal" style:text-underline-mode="continuous" style:text-overline-mode="continuous" style:text-line-through-mode="continuous" style:font-name-asian="Times New Roman1" style:font-size-asian="6.80000019073486pt" style:language-asian="en" style:country-asian="US" style:font-style-asian="normal" style:font-weight-asian="normal" style:font-name-complex="Times New Roman" style:font-size-complex="16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Times New Roman" fo:font-size="14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Times New Roman1" style:font-size-asian="6.80000019073486pt" style:language-asian="en" style:country-asian="US" style:font-style-asian="normal" style:font-weight-asian="normal" style:font-name-complex="Times New Roman" style:font-size-complex="14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6pt solid #000000" fo:border-left="0.51pt solid #000000" fo:border-right="0.51pt solid #000000" fo:border-top="0.06pt solid #000000"/>
      <style:text-properties style:use-window-font-color="true" style:text-outline="false" style:text-line-through-style="none" style:text-line-through-type="none" style:font-name="Times New Roman" fo:font-size="16pt" fo:font-style="italic" fo:text-shadow="none" style:text-underline-style="none" fo:font-weight="normal" style:text-underline-mode="continuous" style:text-overline-mode="continuous" style:text-line-through-mode="continuous" style:font-name-asian="Times New Roman1" style:font-size-asian="6.80000019073486pt" style:language-asian="en" style:country-asian="US" style:font-style-asian="normal" style:font-weight-asian="normal" style:font-name-complex="Times New Roman" style:font-size-complex="16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124">
      <style:table-cell-properties fo:border-bottom="0.06pt solid #000000" style:text-align-source="fix" style:repeat-content="false" fo:border-left="0.51pt solid #000000" fo:border-right="0.51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Times New Roman" fo:font-size="14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Times New Roman1" style:font-size-asian="6.80000019073486pt" style:language-asian="en" style:country-asian="US" style:font-style-asian="normal" style:font-weight-asian="normal" style:font-name-complex="Times New Roman" style:font-size-complex="14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 style:data-style-name="N124">
      <style:table-cell-properties fo:border-bottom="0.06pt solid #000000" style:text-align-source="fix" style:repeat-content="false" fo:border-left="0.51pt solid #000000" fo:border-right="0.51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Times New Roman" fo:font-size="12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Times New Roman1" style:font-size-asian="6.80000019073486pt" style:language-asian="en" style:country-asian="US" style:font-style-asian="normal" style:font-weight-asian="normal" style:font-name-complex="Times New Roman" style:font-size-complex="6.80000019073486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124"/>
    <style:style style:name="ce6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Times New Roman" fo:font-size="16pt" fo:language="uk" fo:country="UA" fo:font-style="italic" fo:text-shadow="none" style:text-underline-style="none" fo:font-weight="normal" style:text-underline-mode="continuous" style:text-overline-mode="continuous" style:text-line-through-mode="continuous" style:font-name-asian="Times New Roman1" style:font-size-asian="6.80000019073486pt" style:language-asian="en" style:country-asian="US" style:font-style-asian="normal" style:font-weight-asian="normal" style:font-name-complex="Times New Roman" style:font-size-complex="16pt" style:language-complex="ar" style:country-complex="SA" style:font-style-complex="normal" style:text-emphasize="none" style:font-relief="none" style:text-overline-style="none" style:text-overline-color="font-color"/>
    </style:style>
    <style:style style:name="ce16" style:family="table-cell" style:parent-style-name="Default" style:data-style-name="N124">
      <style:table-cell-properties fo:border-bottom="0.06pt solid #000000" style:text-align-source="fix" style:repeat-content="false" fo:border-left="0.51pt solid #000000" fo:border-right="0.51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Times New Roman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 New Roman1" style:font-size-asian="6.80000019073486pt" style:language-asian="en" style:country-asian="US" style:font-style-asian="normal" style:font-weight-asian="normal" style:font-name-complex="Times New Roman" style:font-size-complex="14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06pt solid #000000" fo:border-left="0.51pt solid #000000" fo:border-right="0.51pt solid #000000" fo:border-top="0.06pt solid #000000"/>
      <style:text-properties style:use-window-font-color="true" style:text-outline="false" style:text-line-through-style="none" style:text-line-through-type="none" style:font-name="Times New Roman" fo:font-size="16pt" fo:language="uk" fo:country="UA" fo:font-style="italic" fo:text-shadow="none" style:text-underline-style="none" fo:font-weight="normal" style:text-underline-mode="continuous" style:text-overline-mode="continuous" style:text-line-through-mode="continuous" style:font-name-asian="Times New Roman1" style:font-size-asian="6.80000019073486pt" style:language-asian="en" style:country-asian="US" style:font-style-asian="normal" style:font-weight-asian="normal" style:font-name-complex="Times New Roman" style:font-size-complex="16pt" style:language-complex="ar" style:country-complex="SA" style:font-style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-bottom="0.51pt solid #000000" fo:border-left="0.51pt solid #000000" fo:border-right="none" fo:border-top="0.51pt solid #000000"/>
      <style:text-properties fo:color="#000000" style:text-outline="false" style:text-line-through-style="none" style:text-line-through-type="none" style:font-name="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F" style:font-size-asian="12pt" style:language-asian="zh" style:country-asian="CN" style:font-style-asian="normal" style:font-weight-asian="normal" style:font-name-complex="Lohit Devanagari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order-bottom="0.51pt solid #000000" fo:border-left="0.51pt solid #000000" fo:border-right="none" fo:border-top="none"/>
      <style:text-properties fo:color="#000000" style:text-outline="false" style:text-line-through-style="none" style:text-line-through-type="none" style:font-name="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F" style:font-size-asian="12pt" style:language-asian="zh" style:country-asian="CN" style:font-style-asian="normal" style:font-weight-asian="normal" style:font-name-complex="Lohit Devanagari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Times New Roman" fo:font-size="16pt" style:text-scale="99%" fo:font-style="italic" style:letter-kerning="false" fo:language="en" fo:country="US" style:language-asian="en" style:country-asian="US" style:language-complex="ar" style:country-complex="SA" style:font-name-asian="Times New Roman1" style:font-name-complex="Times New Roman" style:font-size-complex="16pt"/>
    </style:style>
    <style:style style:name="T2" style:family="text">
      <style:text-properties style:font-name="Times New Roman" fo:font-size="16pt" style:text-scale="99%" fo:font-style="italic" style:letter-kerning="false" style:language-asian="en" style:country-asian="US" style:language-complex="ar" style:country-complex="SA" style:font-name-asian="Times New Roman1" style:font-name-complex="Times New Roman" style:font-size-complex="16pt" fo:language="uk" fo:country="UA"/>
    </style:style>
    <style:style style:name="T3" style:family="text">
      <style:text-properties style:font-name="Times New Roman" fo:font-size="16pt" fo:font-style="italic" style:letter-kerning="false" fo:language="en" fo:country="US" style:language-asian="en" style:country-asian="US" style:language-complex="ar" style:country-complex="SA" style:font-name-asian="Times New Roman1" style:font-name-complex="Times New Roman" style:font-size-complex="16pt"/>
    </style:style>
    <style:style style:name="T4" style:family="text">
      <style:text-properties style:font-name="Times New Roman" fo:font-size="16pt" fo:font-style="italic" style:letter-kerning="false" style:language-asian="en" style:country-asian="US" style:language-complex="ar" style:country-complex="SA" style:font-name-asian="Times New Roman1" style:font-name-complex="Times New Roman" style:font-size-complex="16pt" style:text-position="sub 58%" fo:language="uk" fo:country="UA"/>
    </style:style>
    <style:style style:name="T5" style:family="text">
      <style:text-properties style:font-name="Times New Roman" fo:font-size="16pt" fo:font-style="italic" style:letter-kerning="false" style:language-asian="en" style:country-asian="US" style:language-complex="ar" style:country-complex="SA" style:font-name-asian="Times New Roman1" style:font-name-complex="Times New Roman" style:font-size-complex="16pt" fo:language="uk" fo:country="UA" fo:letter-spacing="-0.0055in"/>
    </style:style>
    <style:style style:name="T6" style:family="text">
      <style:text-properties style:font-name="Times New Roman" fo:font-size="16pt" fo:font-style="italic" style:letter-kerning="false" style:language-asian="en" style:country-asian="US" style:language-complex="ar" style:country-complex="SA" style:font-name-asian="Times New Roman1" style:font-name-complex="Times New Roman" style:font-size-complex="16pt" fo:language="uk" fo:country="UA"/>
    </style:style>
    <style:style style:name="T7" style:family="text">
      <style:text-properties style:font-name="Times New Roman" fo:font-size="16pt" fo:font-style="italic" style:letter-kerning="false" fo:language="uk" fo:country="UA" style:language-asian="en" style:country-asian="US" style:language-complex="ar" style:country-complex="SA" style:font-name-asian="Times New Roman1" style:font-name-complex="Times New Roman" style:font-size-complex="16pt" style:font-weight-complex="bold"/>
    </style:style>
    <style:style style:name="T8" style:family="text">
      <style:text-properties style:font-name="Times New Roman" fo:font-size="16pt" fo:font-style="italic" style:letter-kerning="false" fo:language="uk" fo:country="UA" style:language-asian="en" style:country-asian="US" style:language-complex="ar" style:country-complex="SA" style:font-name-asian="Times New Roman1" style:font-name-complex="Times New Roman" style:font-size-complex="16pt"/>
    </style:style>
    <style:style style:name="T9" style:family="text">
      <style:text-properties style:font-name="Times New Roman" fo:font-size="16pt" fo:font-style="italic" style:letter-kerning="false" fo:language="uk" fo:country="UA" style:language-asian="en" style:country-asian="US" style:language-complex="ar" style:country-complex="SA" style:font-name-asian="Times New Roman1" style:font-name-complex="Times New Roman" style:font-size-complex="16pt" style:text-position="sub 58%"/>
    </style:style>
    <style:style style:name="T10" style:family="text">
      <style:text-properties style:font-name="Times New Roman" fo:font-size="16pt" fo:font-style="italic" style:letter-kerning="false" fo:language="uk" fo:country="UA" style:language-asian="en" style:country-asian="US" style:language-complex="ar" style:country-complex="SA" style:font-name-asian="Times New Roman1" style:font-name-complex="Times New Roman" style:font-size-complex="16pt" fo:letter-spacing="-0.0028in"/>
    </style:style>
    <style:style style:name="T11" style:family="text">
      <style:text-properties style:font-name="Times New Roman" fo:font-size="16pt" fo:font-style="italic" style:letter-kerning="false" fo:language="uk" fo:country="UA" style:language-asian="en" style:country-asian="US" style:language-complex="ar" style:country-complex="SA" style:font-name-asian="Times New Roman1" style:font-name-complex="Times New Roman" style:font-size-complex="16pt" fo:letter-spacing="normal"/>
    </style:style>
    <style:style style:name="T12" style:family="text">
      <style:text-properties style:font-name="Times New Roman" fo:font-size="16pt" fo:font-style="italic" style:letter-kerning="false" fo:language="uk" fo:country="UA" style:language-asian="en" style:country-asian="US" style:language-complex="ar" style:country-complex="SA" style:font-name-asian="Times New Roman1" style:font-name-complex="Times New Roman" style:font-size-complex="16pt" fo:letter-spacing="0.0008in"/>
    </style:style>
    <style:style style:name="T13" style:family="text">
      <style:text-properties style:font-name="Times New Roman" fo:font-size="16pt" fo:font-style="italic" style:letter-kerning="false" fo:language="uk" fo:country="UA" style:language-asian="en" style:country-asian="US" style:language-complex="ar" style:country-complex="SA" style:font-name-asian="Times New Roman1" style:font-name-complex="Times New Roman" style:font-size-complex="16pt"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8.6531in" svg:height="4.8728in" svg:x="0.6728in" svg:y="6.2228in">
            <draw:object draw:notify-on-update-of-ranges="Sheet1.F14:Sheet1.F23 Sheet1.G14:Sheet1.G2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ce2"/>
        <table:table-column table:style-name="co2" table:default-cell-style-name="ce2"/>
        <table:table-column table:style-name="co3" table:default-cell-style-name="Default"/>
        <table:table-column table:style-name="co4" table:default-cell-style-name="ce16"/>
        <table:table-column table:style-name="co5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№</text:p>
          </table:table-cell>
          <table:table-cell table:style-name="ce1" office:value-type="string" calcext:value-type="string">
            <text:p>d</text:p>
            <text:p>(мм)</text:p>
          </table:table-cell>
          <table:table-cell table:style-name="ce3" office:value-type="string" calcext:value-type="string">
            <text:p>l</text:p>
            <text:p><text:span text:style-name="T1">(</text:span><text:span text:style-name="T2">м)</text:span></text:p>
          </table:table-cell>
          <table:table-cell table:style-name="ce1" office:value-type="string" calcext:value-type="string">
            <text:p>t</text:p>
            <text:p>(c)</text:p>
          </table:table-cell>
          <table:table-cell table:style-name="ce3" office:value-type="string" calcext:value-type="string">
            <text:p><text:span text:style-name="T3">v</text:span><text:span text:style-name="T4">уст</text:span><text:span text:style-name="T5"> </text:span><text:span text:style-name="T6">(м/с)</text:span></text:p>
          </table:table-cell>
          <table:table-cell table:style-name="ce6" office:value-type="string" calcext:value-type="string">
            <text:p><text:span text:style-name="T7">η</text:span><text:span text:style-name="T8"> (Па·с)</text:span></text:p>
          </table:table-cell>
          <table:table-cell table:style-name="ce8" office:value-type="string" calcext:value-type="string">
            <text:p><text:span text:style-name="T7">η</text:span><text:span text:style-name="T9">і</text:span><text:span text:style-name="T10"> </text:span><text:span text:style-name="T8">–</text:span><text:span text:style-name="T11"> </text:span><text:span text:style-name="T8">&lt;</text:span><text:span text:style-name="T7">η</text:span><text:span text:style-name="T8">&gt;</text:span></text:p>
            <text:p>(Па·с)</text:p>
          </table:table-cell>
          <table:table-cell table:style-name="ce6" office:value-type="string" calcext:value-type="string">
            <text:p><text:span text:style-name="T8">(</text:span><text:span text:style-name="T7">η</text:span><text:span text:style-name="T9">i</text:span><text:span text:style-name="T10"> </text:span><text:span text:style-name="T8">–</text:span><text:span text:style-name="T12"> </text:span><text:span text:style-name="T8">&lt;</text:span><text:span text:style-name="T7">η</text:span><text:span text:style-name="T8">&gt;)</text:span><text:span text:style-name="T13">2</text:span></text:p>
            <text:p><text:span text:style-name="T8">(Па·с)</text:span><text:span text:style-name="T13">2</text:span>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.6" calcext:value-type="float">
            <text:p>1.6</text:p>
          </table:table-cell>
          <table:table-cell office:value-type="float" office:value="1.011" calcext:value-type="float">
            <text:p>1.011</text:p>
          </table:table-cell>
          <table:table-cell office:value-type="float" office:value="29.047" calcext:value-type="float">
            <text:p>29.047</text:p>
          </table:table-cell>
          <table:table-cell table:style-name="ce12" table:formula="of:=[.$C$2]/[.$D$2]" office:value-type="float" office:value="0.0348056597927497" calcext:value-type="float">
            <text:p>0.03480566</text:p>
          </table:table-cell>
          <table:table-cell table:style-name="ce16" table:formula="of:= (2/9) * 9.8 * (([.B2]/2 * 10^(-3))^2) * ( (11.3 - 1.2) * 10^3 ) / ([.E2])" office:value-type="float" office:value="0.404450185383009" calcext:value-type="float">
            <text:p>0.40445019</text:p>
          </table:table-cell>
          <table:table-cell table:formula="of:=[.F2] - [.F12]" office:value-type="float" office:value="0.0172399721393862" calcext:value-type="float">
            <text:p>0.01723997</text:p>
          </table:table-cell>
          <table:table-cell table:style-name="ce16" table:formula="of:= [.G2]^2" office:value-type="float" office:value="0.000297216639366811" calcext:value-type="float">
            <text:p>0.00029722</text:p>
          </table:table-cell>
          <table:table-cell table:style-name="ce14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.4" calcext:value-type="float">
            <text:p>2.4</text:p>
          </table:table-cell>
          <table:table-cell office:value-type="float" office:value="0.988" calcext:value-type="float">
            <text:p>0.988</text:p>
          </table:table-cell>
          <table:table-cell office:value-type="float" office:value="12.109" calcext:value-type="float">
            <text:p>12.109</text:p>
          </table:table-cell>
          <table:table-cell table:style-name="ce13" table:formula="of:=[.$C$3]/[.$D$3]" office:value-type="float" office:value="0.0815922041456768" calcext:value-type="float">
            <text:p>0.08159220</text:p>
          </table:table-cell>
          <table:table-cell table:style-name="ce16" table:formula="of:= (2/9) * 9.8 * (([.B3]/2 * 10^(-3))^2) * ( (11.3 - 1.2) * 10^3 ) / ([.E3])" office:value-type="float" office:value="0.388193949797571" calcext:value-type="float">
            <text:p>0.38819395</text:p>
          </table:table-cell>
          <table:table-cell table:formula="of:=[.F3] - [.F12]" office:value-type="float" office:value="0.000983736553947789" calcext:value-type="float">
            <text:p>0.00098374</text:p>
          </table:table-cell>
          <table:table-cell table:style-name="ce16" table:formula="of:= [.G3]^2" office:value-type="float" office:value="0.00000096773760757307" calcext:value-type="float">
            <text:p>0.00000097</text:p>
          </table:table-cell>
          <table:table-cell table:style-name="ce14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.8" calcext:value-type="float">
            <text:p>1.8</text:p>
          </table:table-cell>
          <table:table-cell office:value-type="float" office:value="1.01" calcext:value-type="float">
            <text:p>1.01</text:p>
          </table:table-cell>
          <table:table-cell office:value-type="float" office:value="23.109" calcext:value-type="float">
            <text:p>23.109</text:p>
          </table:table-cell>
          <table:table-cell table:style-name="ce13" table:formula="of:=[.$C$4]/[.$D$4]" office:value-type="float" office:value="0.0437059154441992" calcext:value-type="float">
            <text:p>0.04370592</text:p>
          </table:table-cell>
          <table:table-cell table:style-name="ce16" table:formula="of:= (2/9) * 9.8 * (([.B4]/2 * 10^(-3))^2) * ( (11.3 - 1.2) * 10^3 ) / ([.E4])" office:value-type="float" office:value="0.40764276" calcext:value-type="float">
            <text:p>0.40764276</text:p>
          </table:table-cell>
          <table:table-cell table:formula="of:=[.F4] - [.F12]" office:value-type="float" office:value="0.0204325467563771" calcext:value-type="float">
            <text:p>0.02043255</text:p>
          </table:table-cell>
          <table:table-cell table:style-name="ce16" table:formula="of:= [.G4]^2" office:value-type="float" office:value="0.000417488966951537" calcext:value-type="float">
            <text:p>0.00041749</text:p>
          </table:table-cell>
          <table:table-cell table:style-name="ce14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.6" calcext:value-type="float">
            <text:p>2.6</text:p>
          </table:table-cell>
          <table:table-cell office:value-type="float" office:value="0.984" calcext:value-type="float">
            <text:p>0.984</text:p>
          </table:table-cell>
          <table:table-cell office:value-type="float" office:value="9.922" calcext:value-type="float">
            <text:p>9.922</text:p>
          </table:table-cell>
          <table:table-cell table:style-name="ce13" table:formula="of:=[.$C$5]/[.$D$5]" office:value-type="float" office:value="0.0991735537190083" calcext:value-type="float">
            <text:p>0.09917355</text:p>
          </table:table-cell>
          <table:table-cell table:style-name="ce16" table:formula="of:= (2/9) * 9.8 * (([.B5]/2 * 10^(-3))^2) * ( (11.3 - 1.2) * 10^3 ) / ([.E5])" office:value-type="float" office:value="0.374822596296297" calcext:value-type="float">
            <text:p>0.37482260</text:p>
          </table:table-cell>
          <table:table-cell table:formula="of:=[.F5] - [.F12]" office:value-type="float" office:value="-0.0123876169473266" calcext:value-type="float">
            <text:p>-0.01238762</text:p>
          </table:table-cell>
          <table:table-cell table:style-name="ce16" table:formula="of:= [.G5]^2" office:value-type="float" office:value="0.000153453053633693" calcext:value-type="float">
            <text:p>0.00015345</text:p>
          </table:table-cell>
          <table:table-cell table:style-name="ce14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2.7" calcext:value-type="float">
            <text:p>2.7</text:p>
          </table:table-cell>
          <table:table-cell office:value-type="float" office:value="1.005" calcext:value-type="float">
            <text:p>1.005</text:p>
          </table:table-cell>
          <table:table-cell office:value-type="float" office:value="9.719" calcext:value-type="float">
            <text:p>9.719</text:p>
          </table:table-cell>
          <table:table-cell table:style-name="ce13" table:formula="of:=[.$C$6]/[.$D$6]" office:value-type="float" office:value="0.103405700174915" calcext:value-type="float">
            <text:p>0.10340570</text:p>
          </table:table-cell>
          <table:table-cell table:style-name="ce16" table:formula="of:= (2/9) * 9.8 * (([.B6]/2 * 10^(-3))^2) * ( (11.3 - 1.2) * 10^3 ) / ([.E6])" office:value-type="float" office:value="0.387666249850746" calcext:value-type="float">
            <text:p>0.38766625</text:p>
          </table:table-cell>
          <table:table-cell table:formula="of:=[.F6] - [.F12]" office:value-type="float" office:value="0.000456036607123234" calcext:value-type="float">
            <text:p>0.00045604</text:p>
          </table:table-cell>
          <table:table-cell table:style-name="ce16" table:formula="of:= [.G6]^2" office:value-type="float" office:value="0.00000020796938703647" calcext:value-type="float">
            <text:p>0.00000021</text:p>
          </table:table-cell>
          <table:table-cell table:style-name="ce14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2.9" calcext:value-type="float">
            <text:p>2.9</text:p>
          </table:table-cell>
          <table:table-cell office:value-type="float" office:value="1.015" calcext:value-type="float">
            <text:p>1.015</text:p>
          </table:table-cell>
          <table:table-cell office:value-type="float" office:value="8.61" calcext:value-type="float">
            <text:p>8.61</text:p>
          </table:table-cell>
          <table:table-cell table:style-name="ce13" table:formula="of:=[.$C$7]/[.$D$7]" office:value-type="float" office:value="0.117886178861789" calcext:value-type="float">
            <text:p>0.11788618</text:p>
          </table:table-cell>
          <table:table-cell table:style-name="ce16" table:formula="of:= (2/9) * 9.8 * (([.B7]/2 * 10^(-3))^2) * ( (11.3 - 1.2) * 10^3 ) / ([.E7])" office:value-type="float" office:value="0.392290733333333" calcext:value-type="float">
            <text:p>0.39229073</text:p>
          </table:table-cell>
          <table:table-cell table:formula="of:=[.F7] - [.F12]" office:value-type="float" office:value="0.00508052008971033" calcext:value-type="float">
            <text:p>0.00508052</text:p>
          </table:table-cell>
          <table:table-cell table:style-name="ce16" table:formula="of:= [.G7]^2" office:value-type="float" office:value="0.0000258116843819502" calcext:value-type="float">
            <text:p>0.00002581</text:p>
          </table:table-cell>
          <table:table-cell table:style-name="ce14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.1" calcext:value-type="float">
            <text:p>2.1</text:p>
          </table:table-cell>
          <table:table-cell office:value-type="float" office:value="1.052" calcext:value-type="float">
            <text:p>1.052</text:p>
          </table:table-cell>
          <table:table-cell office:value-type="float" office:value="16.172" calcext:value-type="float">
            <text:p>16.172</text:p>
          </table:table-cell>
          <table:table-cell table:style-name="ce13" table:formula="of:=[.$C$8]/[.$D$8]" office:value-type="float" office:value="0.0650507049220876" calcext:value-type="float">
            <text:p>0.06505070</text:p>
          </table:table-cell>
          <table:table-cell table:style-name="ce16" table:formula="of:= (2/9) * 9.8 * (([.B8]/2 * 10^(-3))^2) * ( (11.3 - 1.2) * 10^3 ) / ([.E8])" office:value-type="float" office:value="0.372787658935361" calcext:value-type="float">
            <text:p>0.37278766</text:p>
          </table:table-cell>
          <table:table-cell table:formula="of:=[.F8] - [.F12]" office:value-type="float" office:value="-0.0144225543082617" calcext:value-type="float">
            <text:p>-0.01442255</text:p>
          </table:table-cell>
          <table:table-cell table:style-name="ce16" table:formula="of:= [.G8]^2" office:value-type="float" office:value="0.000208010072774759" calcext:value-type="float">
            <text:p>0.00020801</text:p>
          </table:table-cell>
          <table:table-cell table:style-name="ce14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.7" calcext:value-type="float">
            <text:p>1.7</text:p>
          </table:table-cell>
          <table:table-cell office:value-type="float" office:value="1.007" calcext:value-type="float">
            <text:p>1.007</text:p>
          </table:table-cell>
          <table:table-cell office:value-type="float" office:value="23.562" calcext:value-type="float">
            <text:p>23.562</text:p>
          </table:table-cell>
          <table:table-cell table:style-name="ce13" table:formula="of:=[.$C$9]/[.$D$9]" office:value-type="float" office:value="0.0427383074441898" calcext:value-type="float">
            <text:p>0.04273831</text:p>
          </table:table-cell>
          <table:table-cell table:style-name="ce16" table:formula="of:= (2/9) * 9.8 * (([.B9]/2 * 10^(-3))^2) * ( (11.3 - 1.2) * 10^3 ) / ([.E9])" office:value-type="float" office:value="0.371839453624628" calcext:value-type="float">
            <text:p>0.37183945</text:p>
          </table:table-cell>
          <table:table-cell table:formula="of:=[.F9] - [.F12]" office:value-type="float" office:value="-0.0153707596189954" calcext:value-type="float">
            <text:p>-0.01537076</text:p>
          </table:table-cell>
          <table:table-cell table:style-name="ce16" table:formula="of:= [.G9]^2" office:value-type="float" office:value="0.000236260251264939" calcext:value-type="float">
            <text:p>0.00023626</text:p>
          </table:table-cell>
          <table:table-cell table:style-name="ce14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2.5" calcext:value-type="float">
            <text:p>2.5</text:p>
          </table:table-cell>
          <table:table-cell office:value-type="float" office:value="1.009" calcext:value-type="float">
            <text:p>1.009</text:p>
          </table:table-cell>
          <table:table-cell office:value-type="float" office:value="11.641" calcext:value-type="float">
            <text:p>11.641</text:p>
          </table:table-cell>
          <table:table-cell table:style-name="ce13" table:formula="of:=[.$C$10]/[.$D$10]" office:value-type="float" office:value="0.0866764023709303" calcext:value-type="float">
            <text:p>0.08667640</text:p>
          </table:table-cell>
          <table:table-cell table:style-name="ce16" table:formula="of:= (2/9) * 9.8 * (([.B10]/2 * 10^(-3))^2) * ( (11.3 - 1.2) * 10^3 ) / ([.E10])" office:value-type="float" office:value="0.396509945215285" calcext:value-type="float">
            <text:p>0.39650995</text:p>
          </table:table-cell>
          <table:table-cell table:formula="of:=[.F10] - [.F12]" office:value-type="float" office:value="0.00929973197166167" calcext:value-type="float">
            <text:p>0.00929973</text:p>
          </table:table-cell>
          <table:table-cell table:style-name="ce16" table:formula="of:= [.G10]^2" office:value-type="float" office:value="0.0000864850147447463" calcext:value-type="float">
            <text:p>0.00008649</text:p>
          </table:table-cell>
          <table:table-cell table:style-name="ce14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.2" calcext:value-type="float">
            <text:p>2.2</text:p>
          </table:table-cell>
          <table:table-cell office:value-type="float" office:value="1.01" calcext:value-type="float">
            <text:p>1.01</text:p>
          </table:table-cell>
          <table:table-cell office:value-type="float" office:value="14.265" calcext:value-type="float">
            <text:p>14.265</text:p>
          </table:table-cell>
          <table:table-cell table:style-name="ce13" table:formula="of:=[.$C$11]/[.$D$11]" office:value-type="float" office:value="0.0708026638626008" calcext:value-type="float">
            <text:p>0.07080266</text:p>
          </table:table-cell>
          <table:table-cell table:style-name="ce16" table:formula="of:= (2/9) * 9.8 * (([.B11]/2 * 10^(-3))^2) * ( (11.3 - 1.2) * 10^3 ) / ([.E11])" office:value-type="float" office:value="0.3758986" calcext:value-type="float">
            <text:p>0.37589860</text:p>
          </table:table-cell>
          <table:table-cell table:formula="of:=[.F11] - [.F12]" office:value-type="float" office:value="-0.011311613243623" calcext:value-type="float">
            <text:p>-0.01131161</text:p>
          </table:table-cell>
          <table:table-cell table:style-name="ce16" table:formula="of:= [.G11]^2" office:value-type="float" office:value="0.000127952594173307" calcext:value-type="float">
            <text:p>0.00012795</text:p>
          </table:table-cell>
          <table:table-cell table:style-name="ce14"/>
        </table:table-row>
        <table:table-row table:style-name="ro3">
          <table:table-cell table:style-name="Default" table:number-columns-repeated="4"/>
          <table:table-cell table:style-name="ce14" office:value-type="string" calcext:value-type="string">
            <text:p>&lt;n&gt;</text:p>
          </table:table-cell>
          <table:table-cell table:style-name="ce14" table:formula="of:=AVERAGE([.F2:.F11])" office:value-type="float" office:value="0.387210213243623" calcext:value-type="float">
            <text:p>0.38721021</text:p>
          </table:table-cell>
          <table:table-cell table:style-name="ce14"/>
          <table:table-cell table:style-name="ce14" table:formula="of:=SUM([.H2:.H11])" office:value-type="float" office:value="0.00155385398428635" calcext:value-type="float">
            <text:p>0.00155385</text:p>
          </table:table-cell>
          <table:table-cell table:style-name="ce14"/>
        </table:table-row>
        <table:table-row table:style-name="ro3">
          <table:table-cell table:style-name="Default" table:number-columns-repeated="4"/>
          <table:table-cell table:style-name="ce14" table:number-columns-repeated="3"/>
          <table:table-cell table:style-name="ce14" table:formula="of:= SQRT( [.H12] / (10*9) )" office:value-type="float" office:value="0.00415512265400774" calcext:value-type="float">
            <text:p>0.00415512</text:p>
          </table:table-cell>
          <table:table-cell table:style-name="ce14"/>
        </table:table-row>
        <table:table-row table:style-name="ro4">
          <table:table-cell table:style-name="ce1" table:number-columns-repeated="2"/>
          <table:table-cell table:style-name="ce3"/>
          <table:table-cell table:style-name="ce1"/>
          <table:table-cell office:value-type="float" office:value="1.6" calcext:value-type="float">
            <text:p>1.6</text:p>
          </table:table-cell>
          <table:table-cell table:formula="of:=[.E14]/2" office:value-type="float" office:value="0.8" calcext:value-type="float">
            <text:p>0.8</text:p>
          </table:table-cell>
          <table:table-cell table:style-name="ce18" office:value-type="float" office:value="0.40445019" calcext:value-type="float">
            <text:p>0.40445019</text:p>
          </table:table-cell>
          <table:table-cell table:number-columns-repeated="2"/>
        </table:table-row>
        <table:table-row table:style-name="ro2">
          <table:table-cell table:number-columns-repeated="4"/>
          <table:table-cell office:value-type="float" office:value="2.4" calcext:value-type="float">
            <text:p>2.4</text:p>
          </table:table-cell>
          <table:table-cell table:formula="of:=[.E15]/2" office:value-type="float" office:value="1.2" calcext:value-type="float">
            <text:p>1.2</text:p>
          </table:table-cell>
          <table:table-cell table:style-name="ce19" office:value-type="float" office:value="0.38819395" calcext:value-type="float">
            <text:p>0.38819395</text:p>
          </table:table-cell>
          <table:table-cell table:number-columns-repeated="2"/>
        </table:table-row>
        <table:table-row table:style-name="ro2">
          <table:table-cell table:number-columns-repeated="4"/>
          <table:table-cell office:value-type="float" office:value="1.8" calcext:value-type="float">
            <text:p>1.8</text:p>
          </table:table-cell>
          <table:table-cell table:formula="of:=[.E16]/2" office:value-type="float" office:value="0.9" calcext:value-type="float">
            <text:p>0.9</text:p>
          </table:table-cell>
          <table:table-cell table:style-name="ce19" office:value-type="float" office:value="0.40764276" calcext:value-type="float">
            <text:p>0.40764276</text:p>
          </table:table-cell>
          <table:table-cell table:number-columns-repeated="2"/>
        </table:table-row>
        <table:table-row table:style-name="ro2">
          <table:table-cell table:number-columns-repeated="4"/>
          <table:table-cell office:value-type="float" office:value="2.6" calcext:value-type="float">
            <text:p>2.6</text:p>
          </table:table-cell>
          <table:table-cell table:formula="of:=[.E17]/2" office:value-type="float" office:value="1.3" calcext:value-type="float">
            <text:p>1.3</text:p>
          </table:table-cell>
          <table:table-cell table:style-name="ce19" office:value-type="float" office:value="0.3748226" calcext:value-type="float">
            <text:p>0.3748226</text:p>
          </table:table-cell>
          <table:table-cell table:number-columns-repeated="2"/>
        </table:table-row>
        <table:table-row table:style-name="ro2">
          <table:table-cell table:number-columns-repeated="4"/>
          <table:table-cell office:value-type="float" office:value="2.7" calcext:value-type="float">
            <text:p>2.7</text:p>
          </table:table-cell>
          <table:table-cell table:formula="of:=[.E18]/2" office:value-type="float" office:value="1.35" calcext:value-type="float">
            <text:p>1.35</text:p>
          </table:table-cell>
          <table:table-cell table:style-name="ce19" office:value-type="float" office:value="0.38766625" calcext:value-type="float">
            <text:p>0.38766625</text:p>
          </table:table-cell>
          <table:table-cell table:number-columns-repeated="2"/>
        </table:table-row>
        <table:table-row table:style-name="ro2">
          <table:table-cell table:number-columns-repeated="4"/>
          <table:table-cell office:value-type="float" office:value="2.9" calcext:value-type="float">
            <text:p>2.9</text:p>
          </table:table-cell>
          <table:table-cell table:formula="of:=[.E19]/2" office:value-type="float" office:value="1.45" calcext:value-type="float">
            <text:p>1.45</text:p>
          </table:table-cell>
          <table:table-cell table:style-name="ce19" office:value-type="float" office:value="0.39229073" calcext:value-type="float">
            <text:p>0.39229073</text:p>
          </table:table-cell>
          <table:table-cell table:number-columns-repeated="2"/>
        </table:table-row>
        <table:table-row table:style-name="ro2">
          <table:table-cell table:number-columns-repeated="4"/>
          <table:table-cell office:value-type="float" office:value="2.1" calcext:value-type="float">
            <text:p>2.1</text:p>
          </table:table-cell>
          <table:table-cell table:formula="of:=[.E20]/2" office:value-type="float" office:value="1.05" calcext:value-type="float">
            <text:p>1.05</text:p>
          </table:table-cell>
          <table:table-cell table:style-name="ce19" office:value-type="float" office:value="0.37278766" calcext:value-type="float">
            <text:p>0.37278766</text:p>
          </table:table-cell>
          <table:table-cell table:number-columns-repeated="2"/>
        </table:table-row>
        <table:table-row table:style-name="ro2">
          <table:table-cell table:number-columns-repeated="4"/>
          <table:table-cell office:value-type="float" office:value="1.7" calcext:value-type="float">
            <text:p>1.7</text:p>
          </table:table-cell>
          <table:table-cell table:formula="of:=[.E21]/2" office:value-type="float" office:value="0.85" calcext:value-type="float">
            <text:p>0.85</text:p>
          </table:table-cell>
          <table:table-cell table:style-name="ce19" office:value-type="float" office:value="0.37183945" calcext:value-type="float">
            <text:p>0.37183945</text:p>
          </table:table-cell>
          <table:table-cell table:number-columns-repeated="2"/>
        </table:table-row>
        <table:table-row table:style-name="ro2">
          <table:table-cell table:number-columns-repeated="4"/>
          <table:table-cell office:value-type="float" office:value="2.5" calcext:value-type="float">
            <text:p>2.5</text:p>
          </table:table-cell>
          <table:table-cell table:formula="of:=[.E22]/2" office:value-type="float" office:value="1.25" calcext:value-type="float">
            <text:p>1.25</text:p>
          </table:table-cell>
          <table:table-cell table:style-name="ce19" office:value-type="float" office:value="0.39650995" calcext:value-type="float">
            <text:p>0.39650995</text:p>
          </table:table-cell>
          <table:table-cell table:number-columns-repeated="2"/>
        </table:table-row>
        <table:table-row table:style-name="ro2">
          <table:table-cell table:number-columns-repeated="4"/>
          <table:table-cell office:value-type="float" office:value="2.2" calcext:value-type="float">
            <text:p>2.2</text:p>
          </table:table-cell>
          <table:table-cell table:formula="of:=[.E23]/2" office:value-type="float" office:value="1.1" calcext:value-type="float">
            <text:p>1.1</text:p>
          </table:table-cell>
          <table:table-cell table:style-name="ce19" office:value-type="float" office:value="0.3758986" calcext:value-type="float">
            <text:p>0.3758986</text:p>
          </table:table-cell>
          <table:table-cell table:number-columns-repeated="2"/>
        </table:table-row>
        <table:table-row table:style-name="ro2">
          <table:table-cell table:number-columns-repeated="4"/>
          <table:table-cell office:value-type="float" office:value="1.6" calcext:value-type="float">
            <text:p>1.6</text:p>
          </table:table-cell>
          <table:table-cell/>
          <table:table-cell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4">
      <number:number number:decimal-places="8" number:min-decimal-places="8" number:min-integer-digits="1"/>
    </number:number-style>
    <number:number-style style:name="N123">
      <number:number number:decimal-places="14" number:min-decimal-places="14" number:min-integer-digits="1"/>
    </number:number-style>
    <number:number-style style:name="N122">
      <number:number number:decimal-places="4" number:min-decimal-places="4" number:min-integer-digits="1"/>
    </number:number-style>
    <number:number-style style:name="N121">
      <number:number number:decimal-places="5" number:min-decimal-places="5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4T18:16:27.134457951</meta:creation-date>
    <dc:date>2022-12-05T01:03:48.315944179</dc:date>
    <meta:editing-duration>PT4H1M5S</meta:editing-duration>
    <meta:editing-cycles>20</meta:editing-cycles>
    <meta:generator>LibreOffice/7.3.7.2$Linux_X86_64 LibreOffice_project/30$Build-2</meta:generator>
    <meta:document-statistic meta:table-count="1" meta:cell-count="123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1.98cm" svg:height="12.378cm" xlink:href=".." xlink:type="simple" chart:class="chart:scatter" chart:style-name="ch1">
        <chart:title svg:x="9.795cm" svg:y="0.383cm" chart:style-name="ch2">
          <text:p>Графік n(r)</text:p>
        </chart:title>
        <chart:plot-area chart:style-name="ch3" table:cell-range-address="Sheet1.F14:Sheet1.G23" svg:x="1.45cm" svg:y="1.409cm" svg:width="20.091cm" svg:height="9.741cm">
          <chart:coordinate-region svg:x="2.362cm" svg:y="1.608cm" svg:width="18.94cm" svg:height="8.895cm"/>
          <chart:axis chart:dimension="x" chart:name="primary-x" chart:style-name="ch4">
            <chart:title svg:x="11.094cm" svg:y="11.397cm" chart:style-name="ch5">
              <text:p>r, мм</text:p>
            </chart:title>
          </chart:axis>
          <chart:axis chart:dimension="y" chart:name="primary-y" chart:style-name="ch6">
            <chart:title svg:x="0.451cm" svg:y="6.945cm" chart:style-name="ch7">
              <text:p>n, Па * с</text:p>
            </chart:title>
            <chart:grid chart:style-name="ch8" chart:class="major"/>
          </chart:axis>
          <chart:series chart:style-name="ch9" chart:values-cell-range-address="Sheet1.G14:Sheet1.G23" chart:class="chart:scatter">
            <chart:domain table:cell-range-address="Sheet1.F14:Sheet1.F23"/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8">
                <text:p>0.8</text:p>
                <draw:g>
                  <svg:desc>Sheet1.F14:Sheet1.F23</svg:desc>
                </draw:g>
              </table:table-cell>
              <table:table-cell office:value-type="float" office:value="0.40445019">
                <text:p>0.40445019</text:p>
                <draw:g>
                  <svg:desc>Sheet1.G14:Sheet1.G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2">
                <text:p>1.2</text:p>
              </table:table-cell>
              <table:table-cell office:value-type="float" office:value="0.38819395">
                <text:p>0.3881939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">
                <text:p>0.9</text:p>
              </table:table-cell>
              <table:table-cell office:value-type="float" office:value="0.40764276">
                <text:p>0.4076427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3">
                <text:p>1.3</text:p>
              </table:table-cell>
              <table:table-cell office:value-type="float" office:value="0.3748226">
                <text:p>0.374822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35">
                <text:p>1.35</text:p>
              </table:table-cell>
              <table:table-cell office:value-type="float" office:value="0.38766625">
                <text:p>0.387666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45">
                <text:p>1.45</text:p>
              </table:table-cell>
              <table:table-cell office:value-type="float" office:value="0.39229073">
                <text:p>0.3922907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05">
                <text:p>1.05</text:p>
              </table:table-cell>
              <table:table-cell office:value-type="float" office:value="0.37278766">
                <text:p>0.3727876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5">
                <text:p>0.85</text:p>
              </table:table-cell>
              <table:table-cell office:value-type="float" office:value="0.37183945">
                <text:p>0.3718394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25">
                <text:p>1.25</text:p>
              </table:table-cell>
              <table:table-cell office:value-type="float" office:value="0.39650995">
                <text:p>0.3965099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1">
                <text:p>1.1</text:p>
              </table:table-cell>
              <table:table-cell office:value-type="float" office:value="0.3758986">
                <text:p>0.375898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